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style mathsize="120%">
            <mrow>
              <mn>1</mn>
            </mrow>
          </mstyle>
        </mrow>
      </mstyle>
      <mrow>
        <mi/>
        <mo stretchy="false">=</mo>
        <mi/>
      </mrow>
      <mrow>
        <munder>
          <mo stretchy="false">∫</mo>
          <mi>j</mi>
        </munder>
        <mfenced open="∣" close="〉">
          <mrow>
            <msub>
              <mi>a</mi>
              <mi>j</mi>
            </msub>
          </mrow>
        </mfenced>
      </mrow>
      <mfenced open="〈" close="∣">
        <mrow>
          <msub>
            <mi>a</mi>
            <mi>j</mi>
          </msub>
        </mrow>
      </mfenced>
    </mrow>
    <annotation encoding="StarMath 5.0">bold size*1.2 1 `=` int from j left lline a_j right rangle left langle a_j right r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5:10:16.833000000</meta:creation-date>
    <meta:generator>LibreOffice/4.1.4.2$Windows_x86 LibreOffice_project/0a0440ccc0227ad9829de5f46be37cfb6edcf72</meta:generator>
  </office:meta>
</office:document-meta>
</file>